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80000006B8F12E447.png" manifest:media-type="image/png"/>
  <manifest:file-entry manifest:full-path="Pictures/10000001000002380000006BB97B2CF9.png" manifest:media-type="image/png"/>
  <manifest:file-entry manifest:full-path="Pictures/10000001000002380000004730A9CCB2.png" manifest:media-type="image/png"/>
  <manifest:file-entry manifest:full-path="Pictures/1000000100000238000001553DEE975F.png" manifest:media-type="image/png"/>
  <manifest:file-entry manifest:full-path="Pictures/1000000100000238000001297D603692.png" manifest:media-type="image/png"/>
  <manifest:file-entry manifest:full-path="Pictures/10000001000002380000008707585B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3" text:anchor-type="char" svg:width="5.9165in" svg:height="1.4063in" draw:z-index="2"><draw:image xlink:href="Pictures/10000001000002380000008707585BB7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" text:anchor-type="char" svg:width="5.9165in" svg:height="1.4063in" draw:z-index="0"><draw:image xlink:href="Pictures/10000001000002380000008707585BB7.png" xlink:type="simple" xlink:show="embed" xlink:actuate="onLoad" draw:mime-type="image/png"/></draw:frame><draw:frame draw:style-name="fr1" draw:name="Image2" text:anchor-type="char" svg:width="5.9165in" svg:height="3.0937in" draw:z-index="1"><draw:image xlink:href="Pictures/1000000100000238000001297D603692.png" xlink:type="simple" xlink:show="embed" xlink:actuate="onLoad" draw:mime-type="image/png"/></draw:frame><text:tab/><text:tab/><text:tab/></text:p>
      <text:p text:style-name="Standard"/>
      <text:p text:style-name="Standard"/>
      <text:p text:style-name="Standard"><draw:frame draw:style-name="fr1" draw:name="Image4" text:anchor-type="char" svg:width="5.9165in" svg:height="3.0937in" draw:z-index="3"><draw:image xlink:href="Pictures/1000000100000238000001297D603692.png" xlink:type="simple" xlink:show="embed" xlink:actuate="onLoad" draw:mime-type="image/png"/></draw:frame><text:tab/></text:p>
      <text:p text:style-name="Standard"/>
      <text:p text:style-name="Standard"/>
      <text:p text:style-name="Standard"><draw:frame draw:style-name="fr2" draw:name="Image5" text:anchor-type="char" svg:width="5.9165in" svg:height="3.552in" draw:z-index="4"><draw:image xlink:href="Pictures/1000000100000238000001553DEE975F.png" xlink:type="simple" xlink:show="embed" xlink:actuate="onLoad" draw:mime-type="image/png"/></draw:frame><text:soft-page-break/><text:tab/></text:p>
      <text:p text:style-name="Standard"/>
      <text:p text:style-name="Standard"/>
      <text:p text:style-name="Standard"><draw:frame draw:style-name="fr1" draw:name="Image6" text:anchor-type="char" svg:width="5.9165in" svg:height="0.7398in" draw:z-index="5"><draw:image xlink:href="Pictures/10000001000002380000004730A9CCB2.png" xlink:type="simple" xlink:show="embed" xlink:actuate="onLoad" draw:mime-type="image/png"/></draw:frame><text:tab/></text:p>
      <text:p text:style-name="Standard"/>
      <text:p text:style-name="Standard"><draw:frame draw:style-name="fr1" draw:name="Image7" text:anchor-type="char" svg:width="5.9165in" svg:height="1.1146in" draw:z-index="6"><draw:image xlink:href="Pictures/10000001000002380000006BB97B2CF9.png" xlink:type="simple" xlink:show="embed" xlink:actuate="onLoad" draw:mime-type="image/png"/></draw:frame><text:tab/></text:p>
      <text:p text:style-name="Standard"/>
      <text:p text:style-name="Standard"/>
      <text:p text:style-name="Standard"><draw:frame draw:style-name="fr1" draw:name="Image8" text:anchor-type="char" svg:width="5.9165in" svg:height="1.1146in" draw:z-index="7"><draw:image xlink:href="Pictures/10000001000002380000006B8F12E4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04:51:55.421190191</meta:creation-date>
    <dc:date>2024-10-11T07:03:49.263132557</dc:date>
    <meta:editing-duration>PT41M10S</meta:editing-duration>
    <meta:editing-cycles>1</meta:editing-cycles>
    <meta:document-statistic meta:table-count="0" meta:image-count="8" meta:object-count="0" meta:page-count="2" meta:paragraph-count="5" meta:word-count="0" meta:character-count="7" meta:non-whitespace-character-count="0"/>
    <meta:generator>LibreOffice/24.2.6.2$Linux_X86_64 LibreOffice_project/8e9a753d9daaea75c34b417ba1bdf556bf2fc5b3</meta:generator>
  </office:meta>
</office:document-meta>
</file>